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Text_20_body" style:list-style-name="L15"/>
    <style:style style:name="P111" style:family="paragraph" style:parent-style-name="Text_20_body" style:list-style-name="L15"/>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1"/>
    <style:style style:name="P117" style:family="paragraph" style:parent-style-name="Text_20_body">
      <style:text-properties style:font-name="Arial"/>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2">
      <style:paragraph-properties fo:margin-left="0.3cm" fo:margin-right="0.3cm" fo:text-indent="0cm" style:auto-text-indent="false"/>
    </style:style>
    <style:style style:name="P121" style:family="paragraph" style:parent-style-name="Text_20_body" style:list-style-name="L12">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13">
      <style:paragraph-properties fo:margin-left="0.3cm" fo:margin-right="0.3cm" fo:text-indent="0cm" style:auto-text-indent="false"/>
    </style:style>
    <style:style style:name="P126" style:family="paragraph" style:parent-style-name="Text_20_body" style:list-style-name="L22">
      <style:paragraph-properties fo:margin-left="0.3cm" fo:margin-right="0.3cm" fo:text-indent="0cm" style:auto-text-indent="false"/>
    </style:style>
    <style:style style:name="P127" style:family="paragraph" style:parent-style-name="Text_20_body" style:list-style-name="L22">
      <style:paragraph-properties fo:margin-left="0.3cm" fo:margin-right="0.3cm" fo:text-indent="0cm" style:auto-text-indent="false"/>
    </style:style>
    <style:style style:name="P128" style:family="paragraph" style:parent-style-name="Text_20_body" style:list-style-name="L22">
      <style:paragraph-properties fo:margin-left="0.3cm" fo:margin-right="0.3cm" fo:text-indent="0cm" style:auto-text-indent="false"/>
    </style:style>
    <style:style style:name="P129" style:family="paragraph" style:parent-style-name="Text_20_body">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4">
      <style:paragraph-properties fo:margin-left="0cm" fo:margin-right="0.3cm" fo:text-indent="0cm" style:auto-text-indent="false"/>
    </style:style>
    <style:style style:name="P133" style:family="paragraph" style:parent-style-name="Text_20_body" style:list-style-name="L14">
      <style:paragraph-properties fo:margin-left="0cm" fo:margin-right="0.3cm" fo:text-indent="0cm" style:auto-text-indent="false"/>
    </style:style>
    <style:style style:name="P134" style:family="paragraph" style:parent-style-name="Text_20_body" style:list-style-name="L16">
      <style:paragraph-properties fo:margin-left="0cm" fo:margin-right="0.3cm" fo:text-indent="0cm" style:auto-text-indent="false"/>
    </style:style>
    <style:style style:name="P135" style:family="paragraph" style:parent-style-name="Text_20_body" style:list-style-name="L16">
      <style:paragraph-properties fo:margin-left="0cm" fo:margin-right="0.3cm" fo:text-indent="0cm" style:auto-text-indent="false"/>
    </style:style>
    <style:style style:name="P136" style:family="paragraph" style:parent-style-name="Text_20_body" style:list-style-name="L17">
      <style:paragraph-properties fo:margin-left="0cm" fo:margin-right="0.3cm" fo:text-indent="0cm" style:auto-text-indent="false"/>
    </style:style>
    <style:style style:name="P137" style:family="paragraph" style:parent-style-name="Text_20_body" style:list-style-name="L17">
      <style:paragraph-properties fo:margin-left="0cm" fo:margin-right="0.3cm" fo:text-indent="0cm" style:auto-text-indent="false"/>
    </style:style>
    <style:style style:name="P138" style:family="paragraph" style:parent-style-name="Text_20_body" style:list-style-name="L17">
      <style:paragraph-properties fo:margin-left="0cm" fo:margin-right="0.3cm" fo:text-indent="0cm" style:auto-text-indent="false"/>
    </style:style>
    <style:style style:name="P139" style:family="paragraph" style:parent-style-name="Text_20_body" style:list-style-name="L17">
      <style:paragraph-properties fo:margin-left="0cm" fo:margin-right="0.3cm" fo:text-indent="0cm" style:auto-text-indent="false"/>
    </style:style>
    <style:style style:name="P140" style:family="paragraph" style:parent-style-name="Text_20_body" style:list-style-name="L17">
      <style:paragraph-properties fo:margin-left="0cm" fo:margin-right="0.3cm" fo:text-indent="0cm" style:auto-text-indent="false"/>
    </style:style>
    <style:style style:name="P141" style:family="paragraph" style:parent-style-name="Text_20_body" style:list-style-name="L18">
      <style:paragraph-properties fo:margin-left="0cm" fo:margin-right="0.3cm" fo:text-indent="0cm" style:auto-text-indent="false"/>
    </style:style>
    <style:style style:name="P142" style:family="paragraph" style:parent-style-name="Text_20_body" style:list-style-name="L18">
      <style:paragraph-properties fo:margin-left="0cm" fo:margin-right="0.3cm" fo:text-indent="0cm" style:auto-text-indent="false"/>
    </style:style>
    <style:style style:name="P143" style:family="paragraph" style:parent-style-name="Text_20_body" style:list-style-name="L18">
      <style:paragraph-properties fo:margin-left="0cm" fo:margin-right="0.3cm" fo:text-indent="0cm" style:auto-text-indent="false"/>
    </style:style>
    <style:style style:name="P144" style:family="paragraph" style:parent-style-name="Text_20_body" style:list-style-name="L20">
      <style:paragraph-properties fo:margin-left="0cm" fo:margin-right="0.3cm" fo:text-indent="0cm" style:auto-text-indent="false"/>
    </style:style>
    <style:style style:name="P145" style:family="paragraph" style:parent-style-name="Text_20_body" style:list-style-name="L20">
      <style:paragraph-properties fo:margin-left="0cm" fo:margin-right="0.3cm" fo:text-indent="0cm" style:auto-text-indent="false"/>
    </style:style>
    <style:style style:name="P146" style:family="paragraph" style:parent-style-name="Text_20_body" style:list-style-name="L20">
      <style:paragraph-properties fo:margin-left="0cm" fo:margin-right="0.3cm" fo:text-indent="0cm" style:auto-text-indent="false"/>
    </style:style>
    <style:style style:name="P147" style:family="paragraph" style:parent-style-name="Text_20_body" style:list-style-name="L23">
      <style:paragraph-properties fo:margin-left="0cm" fo:margin-right="0.3cm" fo:text-indent="0cm" style:auto-text-indent="false"/>
    </style:style>
    <style:style style:name="P148" style:family="paragraph" style:parent-style-name="Text_20_body" style:list-style-name="L23">
      <style:paragraph-properties fo:margin-left="0cm" fo:margin-right="0.3cm" fo:text-indent="0cm" style:auto-text-indent="false"/>
    </style:style>
    <style:style style:name="P149" style:family="paragraph" style:parent-style-name="Text_20_body" style:list-style-name="L23">
      <style:paragraph-properties fo:margin-left="0cm" fo:margin-right="0.3cm" fo:text-indent="0cm" style:auto-text-indent="false"/>
    </style:style>
    <style:style style:name="P150" style:family="paragraph" style:parent-style-name="Text_20_body" style:list-style-name="L23">
      <style:paragraph-properties fo:margin-left="0cm" fo:margin-right="0.3cm" fo:text-indent="0cm" style:auto-text-indent="false"/>
    </style:style>
    <style:style style:name="P151"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1"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DejaVu Sans" style:font-name-asian="Arial1" style:font-name-complex="Arial1"/>
    </style:style>
    <style:style style:name="T9"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2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orme_interne.pdf”.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p text:style-name="P17"/>
      <text:h text:style-name="Heading_20_2" text:outline-level="2">Dettaglio delle verifiche tramite analisi</text:h>
      <text:p text:style-name="Text_20_body"/>
      <text:p text:style-name="Text_20_body"/>
      <text:h text:style-name="Heading_20_2" text:outline-level="2">Dettaglio delle verifiche tramite test</text:h>
      <text:p text:style-name="Text_20_body"/>
      <text:p text:style-name="Text_20_body"/>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8"><text:soft-page-break/>Analisi: vengono tracciati i requisiti classificati nel documento “Analisi_dei_requisiti”, con gli UseCase (vedi tabella 5.1).</text:p>
        </text:list-item>
        <text:list-item>
          <text:p text:style-name="P118">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8">Codifica: ogni unità logica viene tracciata con il modulo software che la implementa.</text:p>
        </text:list-item>
        <text:list-item>
          <text:p text:style-name="P118">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2">controllo che non vi siano requisiti mancanti, e in tal caso aggiungerli;</text:p>
        </text:list-item>
        <text:list-item>
          <text:p text:style-name="P122">verifica che ogni requisito sia quanto più chiaro e non ambiguo, consentendo alle fasi successive di procedere in modo rapido e corretto;</text:p>
        </text:list-item>
        <text:list-item>
          <text:p text:style-name="P122">verifica che non vi siano requisiti errati, che possano portare alla realizzazione di un prodotto non conforme alle aspettative del cliente e/o all'insorgere di costi non preventivati;</text:p>
        </text:list-item>
        <text:list-item>
          <text:p text:style-name="P122">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text:soft-page-break/>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30">aderenza dei diagrammi con le norme di progetto specificate nel file omonimo;</text:p>
        </text:list-item>
        <text:list-item>
          <text:p text:style-name="P130">correttezza dei nomi scelti, facendo in modo che il significato di tale componente/unità sia chiaro ed immediato</text:p>
        </text:list-item>
        <text:list-item>
          <text:p text:style-name="P130">correttezza dei collegamenti tra i vari componenti/unità, controllando le cardinalità, e i vincoli specificati</text:p>
        </text:list-item>
        <text:list-item>
          <text:p text:style-name="P130">controllo della corrispondenza con i requisiti stabiliti nella fase di analisi; tale 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0">Analisi statica</text:p>
        </text:list-item>
        <text:list-item>
          <text:p text:style-name="P110">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6">
        <text:list-item>
          <text:p text:style-name="P134"><text:soft-page-break/>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4">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di progetto.</text:p>
      <text:p text:style-name="P34">Le metriche che saranno oggetto di valutazione in questa fase di analisi sono:</text:p>
      <text:list text:style-name="L17">
        <text:list-item>
          <text:p text:style-name="P136">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6">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6">Stile di programmazione corretto: rispetto della lunghezza massima di una riga, nominazione corretta delle variabili, ecc.</text:p>
        </text:list-item>
        <text:list-item>
          <text:p text:style-name="P136">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text:soft-page-break/>accoppiamento).</text:p>
        </text:list-item>
        <text:list-item>
          <text:p text:style-name="P136">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4">In definitiva, l'analisi statica si concentrerà sui seguenti punti:</text:p>
      <text:list text:style-name="L18">
        <text:list-item>
          <text:p text:style-name="P141">analisi del flusso di controllo: controlla che il codice esegua nella sequenza attesa, <text:s/>individuando il codice non raggiungibile logicamente, e segnalando eventuali problemi di terminazione (nei cicli o nelle ricorsioni);</text:p>
        </text:list-item>
        <text:list-item>
          <text:p text:style-name="P141">analisi del flusso dei dati: controlla che ogni variabile, nel momento in cui viene utilizzata, sia stata inizializzata con un valore corretto; individua inoltre ogni altro problema relativo all'uso delle variabili;</text:p>
        </text:list-item>
        <text:list-item>
          <text:p text:style-name="P141">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12">la quantità minima di casi di prova necessari per fornire un grado di attendibilità (sulla qualità del prodotto) adeguato;</text:p>
        </text:list-item>
        <text:list-item>
          <text:p text:style-name="P112">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text:soft-page-break/>Per ogni test dovrà essere specificato:</text:p>
      <text:list text:style-name="L20">
        <text:list-item>
          <text:p text:style-name="P144">l'oggetto: la parte software che sarà testata;</text:p>
        </text:list-item>
        <text:list-item>
          <text:p text:style-name="P144">l'obiettivo del test: dovrà essere specificato per ogni caso di test; dovrà essere espresso in termini precisi e quantitativi;</text:p>
        </text:list-item>
        <text:list-item>
          <text:p text:style-name="P144">l'ambiente in cui è stato eseguito: per permettere la sua ripetibilità.</text:p>
        </text:list-item>
      </text:list>
      <text:p text:style-name="P34">Gli elementi di cui si costituirà una prova sono:</text:p>
      <text:list text:style-name="L21">
        <text:list-item>
          <text:p text:style-name="P114">caso di prova (test case): corrisponde alla terna: ingresso, uscita, ambiente;</text:p>
        </text:list-item>
        <text:list-item>
          <text:p text:style-name="P114">batteria di prova (test suite): sequenza di casi di prova;</text:p>
        </text:list-item>
        <text:list-item>
          <text:p text:style-name="P114">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2">
        <text:list-item>
          <text:p text:style-name="P126">assemblare i moduli in modo incrementale: viene facilitata l'attività di ricerca di moduli difettosi;</text:p>
        </text:list-item>
        <text:list-item>
          <text:p text:style-name="P126">assemblare moduli produttori prima dei moduli consumatori: mantiene il flusso di controllo e il flusso dei dati corretti.</text:p>
        </text:list-item>
        <text:list-item>
          <text:p text:style-name="P126">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text:soft-page-break/>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47">Plan (pianificazione): viene stabilito un piano che definisce cioè che il processo <text:tab/><text:tab/><text:tab/> <text:s text:c="7"/>dovrà produrre, e in che modo lo dovrà fare;</text:p>
        </text:list-item>
        <text:list-item>
          <text:p text:style-name="P147">Do (esecuzione): il processo svolge le proprie mansioni;</text:p>
        </text:list-item>
        <text:list-item>
          <text:p text:style-name="P147">Check (controllo): i risultati prodotti vengono analizzati;</text:p>
        </text:list-item>
        <text:list-item>
          <text:p text:style-name="P147">Act (azione): vengono intraprese le opportune azioni correttive, sulla base del <text:tab/><text:tab/> <text:s text:c="5"/>controllo effettuato al punto precedente.</text:p>
        </text:list-item>
      </text:list>
      <text:p text:style-name="P35"/>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8">α-test</text:span>) ed esterni (<text:bookmark-start text:name="DDE_LINK"/><text:span text:style-name="T8">β-test</text:span><text:bookmark-end text:name="DDE_LINK"/>). I primi saranno eseguiti unicamente all'interno dell'azienda i secondi potranno coinvolgere anche soggetti esterni.</text:p>
      <text:p text:style-name="P117">Nei test interni si dovrà verificare anche grazie al tracciamento, che i requisiti funzionali siano tutti pienamente soddisfatti.</text:p>
      <text:p text:style-name="P117">Per quanto riguarda i <text:s/><text:span text:style-name="T9">β-test, saranno disponibili all'utente varie versioni del programma presso il repository ufficiale del Team; il committente, così come ogni altro utente, potrà provare il programma e, nel caso venissero trovati errori, potrà segnalarli al nostro Team attraverso la mail </text:span><text:a xlink:type="simple" xlink:href="mailto:stylosoft@gmail.com"><text:span text:style-name="T9">stylosoft@gmail.com</text:span></text:a><text:span text:style-name="T9">.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5</text:page-number> di <text:page-count>1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5:18:00</dc:date>
    <meta:print-date>2005-11-30T16:25:56</meta:print-date>
    <meta:editing-cycles>438</meta:editing-cycles>
    <meta:editing-duration>P2DT12H12M54S</meta:editing-duration>
    <meta:user-defined meta:name="Info 1"/>
    <meta:user-defined meta:name="Info 2"/>
    <meta:user-defined meta:name="Info 3"/>
    <meta:user-defined meta:name="Info 4"/>
    <meta:document-statistic meta:table-count="5" meta:image-count="1" meta:object-count="0" meta:page-count="15" meta:paragraph-count="311" meta:word-count="3872" meta:character-count="26514"/>
  </office:meta>
</office:document-meta>
</file>